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15.903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7.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5036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5036e" officeooo:paragraph-rsid="0005036e"/>
    </style:style>
    <style:style style:name="T1" style:family="text">
      <style:text-properties officeooo:rsid="00050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 description of the problem</text:p>
          </table:table-cell>
          <table:table-cell table:style-name="Table1.A1" office:value-type="string">
            <text:p text:style-name="P2"><text:span text:style-name="T1">Students need to better manage their time to fit in work around their other commitments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Have you provided an explanation of features required in a computer program to provide a solution to the problem</text:p>
          </table:table-cell>
          <table:table-cell table:style-name="Table1.A1" office:value-type="string">
            <text:p text:style-name="P3">Yes, see TDD</text:p>
          </table:table-cell>
        </table:table-row>
        <table:table-row table:style-name="Table1.1">
          <table:table-cell table:style-name="Table1.A1" office:value-type="string">
            <text:p text:style-name="P1">Identify all stakeholders</text:p>
          </table:table-cell>
          <table:table-cell table:style-name="Table1.A1" office:value-type="string">
            <text:p text:style-name="P3">Students who find it difficult to manage their time and competing commitment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Have you made a persona card?</text:p>
          </table:table-cell>
          <table:table-cell table:style-name="Table1.A1" office:value-type="string">
            <text:p text:style-name="P3">Nope</text:p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Why is the problem suited to a computer program?</text:p>
            <text:p text:style-name="P1"/>
            <text:p text:style-name="P1"/>
          </table:table-cell>
          <table:table-cell table:style-name="Table1.A1" office:value-type="string">
            <text:p text:style-name="P3">Calender/timetable management is mostly done digitally</text:p>
            <text:p text:style-name="P3">Task scheduling algorithm is best run by a computer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What features of the problem make it amenable to a programmed solution</text:p>
            <text:p text:style-name="P1"/>
            <text:p text:style-name="P1"/>
          </table:table-cell>
          <table:table-cell table:style-name="Table1.A1" office:value-type="string">
            <text:p text:style-name="P1">- <text:span text:style-name="T1">Need for input/output</text:span></text:p>
            <text:p text:style-name="P1">- <text:span text:style-name="T1">Need for data storage</text:span></text:p>
            <text:p text:style-name="P1">- <text:span text:style-name="T1">Need for an interactive interface</text:span></text:p>
          </table:table-cell>
        </table:table-row>
        <table:table-row table:style-name="Table1.1">
          <table:table-cell table:style-name="Table1.A1" office:value-type="string">
            <text:p text:style-name="P1">Why is the output from the solution valuable to the stakeholder?</text:p>
            <text:p text:style-name="P1"/>
            <text:p text:style-name="P1"/>
          </table:table-cell>
          <table:table-cell table:style-name="Table1.A1" office:value-type="string">
            <text:p text:style-name="P3">To help them manage their workload and get tasks done quickly and efficiently with minimum procrastination</text:p>
          </table:table-cell>
        </table:table-row>
        <table:table-row table:style-name="Table1.1">
          <table:table-cell table:style-name="Table1.A1" office:value-type="string">
            <text:p text:style-name="P1">What similar existing solutions to similar problems have you found (detailed research needed here)</text:p>
          </table:table-cell>
          <table:table-cell table:style-name="Table1.A1" office:value-type="string">
            <text:p text:style-name="P3">Trello</text:p>
            <text:p text:style-name="P3"/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How does your research identify features that can be adapted for use in the proposed solution?</text:p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How does your research show that your proposed solution/features are appropriate?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What are the limitations on the proposed solution?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What are the features of the proposed solution?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What is the minimum hardware required to implement the solution? Research how much is needed for the software etc. </text:p>
          </table:table-cell>
          <table:table-cell table:style-name="Table1.A1" office:value-type="string">
            <text:p text:style-name="P3">Minimum hardware – same as common web browser</text:p>
            <text:p text:style-name="P3"/>
            <text:p text:style-name="P3">Any modern OS (*nix, Windows, macOS, Android, iO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Any software/utilities required to implement the solution?</text:p>
          </table:table-cell>
          <table:table-cell table:style-name="Table1.A1" office:value-type="string">
            <text:p text:style-name="P3">Python3</text:p>
            <text:p text:style-name="P3">Django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Have you made a substantial list of success criteria that is measurable?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Analysi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Stupple</meta:initial-creator>
    <meta:editing-cycles>7</meta:editing-cycles>
    <meta:creation-date>2017-11-20T13:05:00</meta:creation-date>
    <dc:date>2019-01-24T15:18:15.219049765</dc:date>
    <meta:editing-duration>PT6H5M44S</meta:editing-duration>
    <meta:generator>LibreOffice/6.1.4.2$Linux_X86_64 LibreOffice_project/10$Build-2</meta:generator>
    <meta:document-statistic meta:table-count="1" meta:image-count="0" meta:object-count="0" meta:page-count="1" meta:paragraph-count="31" meta:word-count="258" meta:character-count="1595" meta:non-whitespace-character-count="1366"/>
    <meta:user-defined meta:name="AppVersion">16.0000</meta:user-defined>
    <meta:user-defined meta:name="Company">Highgate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